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8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16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75cm" fo:min-width="7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2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cm" fo:min-width="20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4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4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3.5cm" svg:x="6cm" svg:y="1.25cm">
          <text:p text:style-name="P1">Logo, shrinks as you scroll </text:p>
          <text:p text:style-name="P1">but stays p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5cm" svg:height="0.75cm" svg:x="2cm" svg:y="5cm">
          <text:p text:style-name="P1">Nav – sticky as you scro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cm" svg:height="8cm" svg:x="2cm" svg:y="7.25cm">
          <text:p text:style-name="P1">Foto</text:p>
          <text:p text:style-name="P1">Transition 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cm" svg:height="8cm" svg:x="11cm" svg:y="7.25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2.75cm" svg:x="0cm" svg:y="16cm">
          <text:p text:style-name="P1">Fixed banneer, with moving BG im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1cm" svg:height="3.45cm" svg:x="0cm" svg:y="26.2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5cm" svg:height="4.75cm" svg:x="1.25cm" svg:y="19.75cm">
          <text:p text:style-name="P1">Grid, website featur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4.75cm" svg:x="13.5cm" svg:y="1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5cm" svg:height="4.75cm" svg:x="7.5cm" svg:y="19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4T11:52:52.153000000</meta:creation-date>
    <dc:date>2022-06-24T12:41:06</dc:date>
    <meta:editing-duration>PT48M14S</meta:editing-duration>
    <meta:editing-cycles>2</meta:editing-cycles>
    <meta:generator>LibreOffice/7.0.0.3$Windows_X86_64 LibreOffice_project/8061b3e9204bef6b321a21033174034a5e2ea88e</meta:generator>
    <meta:document-statistic meta:object-count="9"/>
  </office:meta>
</office:document-meta>
</file>